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end" style:justify-single-word="false" fo:text-indent="0.499cm" style:auto-text-indent="false"/>
    </style:style>
    <style:style style:name="P72"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fo:language="ru" fo:country="RU"/>
    </style:style>
    <style:style style:name="P10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хотеть. И она это понимает</text:span>&gt;</text:p>
      <text:p text:style-name="P42"/>
      <text:p text:style-name="P51">Таймлайн:</text:p>
      <text:p text:style-name="P51"/>
      <text:p text:style-name="P51">21-е июля — Гранд Галопин Гала</text:p>
      <text:p text:style-name="P42"/>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08640486122949197"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429781449722029508"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59">Природа Проклятий</text:span>» - обмен</text:p>
        </text:list-item>
        <text:list-item>
          <text:p text:style-name="P153"><text:span text:style-name="T60">«Магия для Чайников»</text:span> - обмен</text:p>
        </text:list-item>
        <text:list-item>
          <text:p text:style-name="P153"><text:span text:style-name="T59">«Энциклопедия Арканум»</text:span> - обмен</text:p>
        </text:list-item>
        <text:list-item>
          <text:p text:style-name="P153">«О Гейсах» - обмен</text:p>
        </text:list-item>
        <text:list-item>
          <text:p text:style-name="P153">«<text:span text:style-name="T60">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414451141280126217"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text:soft-page-break/>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59">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3">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2"><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422334995876065788"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68">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9">&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1"/>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9">– </text:span>Ты?!</text:p>
      <text:p text:style-name="P99"><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9">– М</text:span>ожет тогда, ты скажешь, что в нём пошло не так и почему к вам попал я, а не сверхаликорн?</text:p>
      <text:p text:style-name="P99"><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0">ZZ Top – Gimme all your lovin</text:p>
      <text:p text:style-name="P70">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text:soft-page-break/>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text:soft-page-break/>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text:soft-page-break/>–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49"><text:soft-page-break/>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text:soft-page-break/>–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soft-page-break/>…</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text:soft-page-break/>–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text:soft-page-break/>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text:soft-page-break/></text:p>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text:soft-page-break/>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oft-page-break/><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text:soft-page-break/>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oft-page-break/><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text:soft-page-break/>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oft-page-break/><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text:soft-page-break/>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text:soft-page-break/>–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text:soft-page-break/>–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2">Да, ради Эквестрии я бы пошла и не на такое. Телесная неприкосновенность для бессмертных — сомнительная ценнос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2">До встречи!</text:p>
      <text:p text:style-name="P102"/>
      <text:p text:style-name="P103">– Селли-Селли… Ну почему ты такая… – пробормотал я сквозь слёзы.</text:p>
      <text:p text:style-name="P103"/>
      <text:p text:style-name="P104">***</text:p>
      <text:p text:style-name="P103"><text:soft-page-break/></text:p>
      <text:p text:style-name="P103">«Леди и джентльпони! Мне выпала честь объявить Гранд Галопинг Гала открытым! В этом году бал будет проходить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и событие сего удивительного вечера…»</text:p>
      <text:p text:style-name="P10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пони я сбился со счёта и вышел в коридор размять затёкшие ноги. </text:p>
      <text:p text:style-name="P103">Индиго с компанией таки удалось здорово разнообразить бал.</text:p>
      <text:p text:style-name="P103"/>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text:soft-page-break/>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text:soft-page-break/>&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3"/>
      <text:p text:style-name="P74">***</text:p>
      <text:p text:style-name="P81">&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7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text:soft-page-break/></text:p>
      <text:h text:style-name="P148" text:outline-level="2">Рейд пони-рэйнджеров</text:h>
      <text:p text:style-name="P73"/>
      <text:p text:style-name="P79">(леденящий душу триллер, музыка тревожная)</text:p>
      <text:p text:style-name="P75">&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3"/>
      <text:p text:style-name="P73"><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1"/>
      <text:p text:style-name="P73"/>
      <text:h text:style-name="P148" text:outline-level="2">Исчезновение Селестии</text:h>
      <text:p text:style-name="P73"/>
      <text:p text:style-name="P73"><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
      <text:h text:style-name="P148" text:outline-level="2">Поиск решения</text:h>
      <text:p text:style-name="P110"/>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oft-page-break/><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
      <text:p text:style-name="P73"><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3"/>
      <text:h text:style-name="P148"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2">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3">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oft-page-break/><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text:soft-page-break/>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2">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8" text:outline-level="2"><text:soft-page-break/>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text:soft-page-break/>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8"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oft-page-break/><text:span text:style-name="T9">&lt;\</text:span>...</text:p>
      <text:p text:style-name="P73"><text:span text:style-name="T9">&lt;\</text:span>...</text:p>
      <text:p text:style-name="P73"><text:span text:style-name="T9">&lt;\</text:span>Решение:</text:p>
      <text:p text:style-name="P73"><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text:soft-page-break/>–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8" text:outline-level="2"><text:soft-page-break/>Безнадёжность</text:h>
      <text:p text:style-name="P7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2">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8" text:outline-level="2"><text:soft-page-break/>След?</text:h>
      <text:p text:style-name="P110"/>
      <text:p text:style-name="P73"><text:span text:style-name="T9">&lt;</text:span><text:span text:style-name="T22">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2">“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text:soft-page-break/></text:p>
      <text:p text:style-name="P73"><text:span text:style-name="T9">&lt;</text:span><text:span text:style-name="T22">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3"><text:soft-page-break/>–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8" text:outline-level="2">Озарение</text:h>
      <text:p text:style-name="P73"/>
      <text:p text:style-name="P73"><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9">– </text:span>Извини, Флаттершай, забылся.</text:p>
      <text:p text:style-name="P92"><text:span text:style-name="T9">– </text:span>Та ладно, я ж не против, – возразила Эпплджек. – Не парься, Флатти. Было б хуже, если б он <text:s/>назвал меня Эпплджек на людях.</text:p>
      <text:p text:style-name="P92"><text:span text:style-name="T9">– </text:span>Ты так... – запнулась Флаттершай. – Так быстро забыла свою ферму. И...</text:p>
      <text:p text:style-name="P9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9">– </text:span>Как ты можешь так говорить? – расплакалась Флаттершай.</text:p>
      <text:p text:style-name="P92"><text:span text:style-name="T9">– </text:span>Эй, девушки, не ссорьтесь! Мы — одна команда! И надеюсь, останемся ею и в дальнейшем. </text:p>
      <text:list xml:id="list512248910675457400"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oft-page-break/><text:span text:style-name="T9">– </text:span>А если нет? – Эпплджек смотрела мне мне прямо в глаза.</text:p>
      <text:list xml:id="list43536450" text:continue-numbering="true" text:style-name="L5">
        <text:list-header>
          <text:p text:style-name="P158">Я молча пожал плечами. Эпплджек уверенно продолжила.</text:p>
        </text:list-header>
      </text:list>
      <text:p text:style-name="P92"><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9">– </text:span>Спасибо, ЭйДжей.</text:p>
      <text:p text:style-name="P9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40372" text:continue-numbering="true" text:style-name="L5">
        <text:list-header>
          <text:p text:style-name="P158">Флаттершай пробормотала нечто, показавшееся мне знакомым.</text:p>
        </text:list-header>
      </text:list>
      <text:p text:style-name="P92"><text:span text:style-name="T9">– </text:span>Флатти, ты что-то сказала? Я не расслышал.</text:p>
      <text:p text:style-name="P92"><text:span text:style-name="T9">– </text:span>Намерение Изменяет Реальность.</text:p>
      <text:p text:style-name="P92"><text:span text:style-name="T9">– </text:span>Эээ. А где ты слышала эту фразу, если не секрет?</text:p>
      <text:p text:style-name="P92"><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36599"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9">– </text:span>Флатти, ЭйДжей, буду через час. Ждите!</text:p>
      <text:p text:style-name="P88"/>
      <text:h text:style-name="P149" text:outline-level="2">Почти.</text:h>
      <text:p text:style-name="P111"/>
      <text:p text:style-name="P92">В офисе меня встретил лыбящийся Стас.</text:p>
      <text:p text:style-name="P9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Я уставился на Стаса и он, захлёбываясь от торопливости, начал <text:span text:style-name="T9">расказывать</text:span>.</text:p>
      <text:p text:style-name="P9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text:soft-page-break/>– Ага. К нему-то у меня доступа нету. Но в кластер к Нексусу он больше не пролезет.</text:p>
      <text:p text:style-name="P92">– Спасибо, Стас. Ты молодец.</text:p>
      <text:p text:style-name="P92">Ниточка, чуть было не прервавшаяся в офисе, повела в квартиру Влада.</text:p>
      <text:p text:style-name="P92"/>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3544515867635094529"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34"><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8936882176549399009" text:style-name="L7">
        <text:list-header>
          <text:p text:style-name="P15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4">Queen - Flash</text:span>&gt;</text:p>
      <text:p text:style-name="P90">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2"/>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text:soft-page-break/></text:p>
      <text:p text:style-name="P92">Ключевое слово - <text:span text:style-name="T28">непротиворечивому</text:span></text:p>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5">Ко мне наконец-то пришло понимание ситуации.</text:p>
      <text:p text:style-name="P9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19">–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9">&lt;</text:span>упомянуть в эпизоде на Терре, что МЛП-сериал закрылся год назад<text:span text:style-name="T9">&gt;</text:span></text:p>
      <text:p text:style-name="P9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text:soft-page-break/>–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9">&lt;</text:span><text:span text:style-name="T25">чёрт</text:span><text:span text:style-name="T9">&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Я пожал плечами.</text:p>
      <text:p text:style-name="P95">–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2">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2">– А я разве сплю?</text:p>
      <text:p text:style-name="P92"><text:soft-page-break/>–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p>
      <text:p text:style-name="P93"/>
      <text:p text:style-name="P9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22"> - Ты морочила мне яйца, чтобы заинтересовать? Всё, как Свирл указал?</text:span></text:p>
      <text:p text:style-name="P90">–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0"><text:soft-page-break/>Я покачал головой.</text:p>
      <text:p text:style-name="P9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0">- Поверь, Макс, всё не так, как ты думаешь! Если бы у меня был шанс переиграть всё по новому! Клянусь, всё было бы совсем по другому!</text:p>
      <text:p text:style-name="P92"><text:span text:style-name="T22">- Это точно! Было бы точно всё по другому, я с конеёбством завязываю!</text:span>&gt;</text:p>
      <text:p text:style-name="P92">–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98">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636410860505638523" text:style-name="L8">
        <text:list-header>
          <text:p text:style-name="P161">(<text:span text:style-name="T27">Луна — как повелительница снов, слышала разговор Макса с Анакорном</text:span>)</text:p>
          <text:p text:style-name="P162"/>
        </text:list-header>
      </text:list>
      <text:p text:style-name="P124">***</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4">-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8" text:outline-level="2">Земля</text:h>
      <text:p text:style-name="P91">&lt;<text:span text:style-name="T54">Daft Punk – Get Lucky</text:span>&gt;</text:p>
      <text:p text:style-name="P91"/>
      <text:p text:style-name="P85">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3T23:34:10.53</dc:date>
    <meta:editing-duration>P100DT5H3M10S</meta:editing-duration>
    <meta:editing-cycles>6158</meta:editing-cycles>
    <meta:generator>OpenOffice/4.1.1$Win32 OpenOffice.org_project/411m6$Build-9775</meta:generator>
    <dc:creator>макс </dc:creator>
    <meta:document-statistic meta:table-count="0" meta:image-count="0" meta:object-count="0" meta:page-count="183" meta:paragraph-count="3811" meta:word-count="86514" meta:character-count="550948"/>
  </office:meta>
</office:document-meta>
</file>